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5cm"/>
    </style:style>
    <style:style style:name="gr3" style:family="graphic" style:parent-style-name="standard">
      <style:graphic-properties draw:textarea-horizontal-align="justify" draw:textarea-vertical-align="middle" draw:auto-grow-height="false" fo:min-height="8.1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8.8cm"/>
    </style:style>
    <style:style style:name="gr5" style:family="graphic" style:parent-style-name="standard">
      <style:graphic-properties draw:textarea-horizontal-align="justify" draw:textarea-vertical-align="middle" draw:auto-grow-height="false" fo:min-height="9.6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8.2cm"/>
    </style:style>
    <style:style style:name="gr7" style:family="graphic" style:parent-style-name="standard">
      <style:graphic-properties draw:textarea-horizontal-align="justify" draw:textarea-vertical-align="middle" draw:auto-grow-height="false" fo:min-height="10.15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9.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7.8cm" svg:x="3.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6cm" svg:x="1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8.4cm" svg:x="14.6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cm" svg:height="1.6cm" svg:x="10.7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9.9cm" svg:x="3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cm" svg:height="1.9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cm" svg:height="10.4cm" svg:x="14.3cm" svg:y="1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4cm" svg:height="1.6cm" svg:x="10.1cm" svg:y="19.5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4.8cm" svg:y1="9.3cm" svg:x2="4.7cm" svg:y2="5.9cm">
          <text:p/>
        </draw:line>
        <draw:line draw:style-name="gr9" draw:text-style-name="P2" draw:layer="layout" svg:x1="4.7cm" svg:y1="5.8cm" svg:x2="6.7cm" svg:y2="5.8cm">
          <text:p/>
        </draw:line>
        <draw:line draw:style-name="gr9" draw:text-style-name="P2" draw:layer="layout" svg:x1="4.5cm" svg:y1="3cm" svg:x2="4.6cm" svg:y2="5.1cm">
          <text:p/>
        </draw:line>
        <draw:line draw:style-name="gr9" draw:text-style-name="P2" draw:layer="layout" svg:x1="4.5cm" svg:y1="5.2cm" svg:x2="1.7cm" svg:y2="5.6cm">
          <text:p/>
        </draw:line>
        <draw:line draw:style-name="gr9" draw:text-style-name="P2" draw:layer="layout" svg:x1="15.8cm" svg:y1="3.2cm" svg:x2="15.9cm" svg:y2="8cm">
          <text:p/>
        </draw:line>
        <draw:line draw:style-name="gr9" draw:text-style-name="P2" draw:layer="layout" svg:x1="16cm" svg:y1="5.7cm" svg:x2="18.5cm" svg:y2="5.6cm">
          <text:p/>
        </draw:line>
        <draw:line draw:style-name="gr9" draw:text-style-name="P2" draw:layer="layout" svg:x1="15.2cm" svg:y1="7.9cm" svg:x2="15.2cm" svg:y2="4.2cm">
          <text:p/>
        </draw:line>
        <draw:line draw:style-name="gr9" draw:text-style-name="P2" draw:layer="layout" svg:x1="15.2cm" svg:y1="6cm" svg:x2="12.2cm" svg:y2="5.8cm">
          <text:p/>
        </draw:line>
        <draw:line draw:style-name="gr9" draw:text-style-name="P2" draw:layer="layout" svg:x1="1.3cm" svg:y1="19.9cm" svg:x2="3.8cm" svg:y2="19.9cm">
          <text:p/>
        </draw:line>
        <draw:line draw:style-name="gr9" draw:text-style-name="P2" draw:layer="layout" svg:x1="14.9cm" svg:y1="20cm" svg:x2="15cm" svg:y2="18.1cm">
          <text:p/>
        </draw:line>
        <draw:line draw:style-name="gr9" draw:text-style-name="P2" draw:layer="layout" svg:x1="7.5cm" svg:y1="20.6cm" svg:x2="4.8cm" svg:y2="20.7cm">
          <text:p/>
        </draw:line>
        <draw:line draw:style-name="gr9" draw:text-style-name="P2" draw:layer="layout" svg:x1="15.6cm" svg:y1="20.6cm" svg:x2="15.6cm" svg:y2="23.7cm">
          <text:p/>
        </draw:line>
        <draw:line draw:style-name="gr9" draw:text-style-name="P2" draw:layer="layout" svg:x1="12.4cm" svg:y1="20cm" svg:x2="17.4cm" svg:y2="20cm">
          <text:p/>
        </draw:line>
        <draw:line draw:style-name="gr9" draw:text-style-name="P2" draw:layer="layout" svg:x1="3.9cm" svg:y1="20.2cm" svg:x2="3.9cm" svg:y2="22.9cm">
          <text:p/>
        </draw:line>
        <draw:line draw:style-name="gr9" draw:text-style-name="P2" draw:layer="layout" svg:x1="19.6cm" svg:y1="20.7cm" svg:x2="13.1cm" svg:y2="20.7cm">
          <text:p/>
        </draw:line>
        <draw:line draw:style-name="gr9" draw:text-style-name="P2" draw:layer="layout" svg:x1="4.9cm" svg:y1="20.5cm" svg:x2="4.8cm" svg:y2="18.1cm">
          <text:p/>
        </draw:line>
        <draw:frame draw:style-name="gr10" draw:text-style-name="P3" draw:layer="layout" svg:width="2.826cm" svg:height="0.962cm" svg:x="2.5cm" svg:y="1.6cm">
          <draw:text-box>
            <text:p>Phase 1</text:p>
          </draw:text-box>
        </draw:frame>
        <draw:frame draw:style-name="gr10" draw:text-style-name="P3" draw:layer="layout" svg:width="2.826cm" svg:height="0.962cm" svg:x="10.7cm" svg:y="1.6cm">
          <draw:text-box>
            <text:p>Phase 2</text:p>
          </draw:text-box>
        </draw:frame>
        <draw:frame draw:style-name="gr10" draw:text-style-name="P3" draw:layer="layout" svg:width="2.826cm" svg:height="0.962cm" svg:x="2cm" svg:y="14.8cm">
          <draw:text-box>
            <text:p>Phase 3</text:p>
          </draw:text-box>
        </draw:frame>
        <draw:frame draw:style-name="gr10" draw:text-style-name="P3" draw:layer="layout" svg:width="2.826cm" svg:height="0.962cm" svg:x="12.2cm" svg:y="14.8cm">
          <draw:text-box>
            <text:p>Phase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6T10:03:08.668588185</meta:creation-date>
    <dc:date>2021-02-06T10:14:02.528123197</dc:date>
    <meta:editing-duration>PT10M52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